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2.544cm"/>
    </style:style>
    <style:style style:name="gr5" style:family="graphic" style:parent-style-name="standard">
      <style:graphic-properties draw:stroke="none" svg:stroke-color="#000000" draw:fill="none" draw:fill-color="#ffffff" fo:min-height="3.81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462cm" svg:height="3.048cm" svg:x="5.953cm" svg:y="21.57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1.651cm" svg:x="6.842cm" svg:y="22.336cm">
          <text:p text:style-name="P1">TCP Network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953cm" svg:height="1.651cm" svg:x="13.446cm" svg:y="22.209cm">
          <text:p text:style-name="P1">UDP Networ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398cm" svg:height="7.747cm" svg:x="7.858cm" svg:y="12.6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1.651cm" svg:x="10.652cm" svg:y="18.018cm">
          <text:p text:style-name="P1">network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652cm" svg:y1="19.669cm" svg:x2="9.128cm" svg:y2="22.209cm">
          <text:p/>
        </draw:line>
        <draw:line draw:style-name="gr3" draw:text-style-name="P1" draw:layer="layout" svg:x1="14.462cm" svg:y1="19.669cm" svg:x2="15.859cm" svg:y2="22.209cm">
          <text:p/>
        </draw:line>
        <draw:custom-shape draw:style-name="gr2" draw:text-style-name="P1" draw:layer="layout" svg:width="6.604cm" svg:height="2.286cm" svg:x="9.255cm" svg:y="13.573cm">
          <text:p text:style-name="P1">Message Process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78cm" svg:height="2.032cm" svg:x="1.889cm" svg:y="9.509cm">
          <text:p text:style-name="P1">Applicatio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43cm" svg:y1="15.986cm" svg:x2="12.43cm" svg:y2="17.891cm">
          <text:p/>
        </draw:line>
        <draw:frame draw:style-name="gr4" draw:layer="layout" svg:width="5.588cm" svg:height="2.794cm" svg:x="0.238cm" svg:y="21.828cm">
          <draw:text-box>
            <text:p>Network</text:p>
            <text:p>Layer</text:p>
            <text:p>(Communication)</text:p>
          </draw:text-box>
        </draw:frame>
        <draw:frame draw:style-name="gr5" draw:layer="layout" svg:width="5.588cm" svg:height="4.06cm" svg:x="1.889cm" svg:y="15.859cm">
          <draw:text-box>
            <text:p>Distributed</text:p>
            <text:p>Message processing layer</text:p>
          </draw:text-box>
        </draw:frame>
        <draw:custom-shape draw:style-name="gr1" draw:text-style-name="P1" draw:layer="layout" svg:width="16.002cm" svg:height="6.858cm" svg:x="3.286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1.524cm" svg:x="3.921cm" svg:y="6.334cm">
          <text:p text:style-name="P1">Chat Windo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1.524cm" svg:x="8.62cm" svg:y="4.302cm">
          <text:p text:style-name="P1">Main Windo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58cm" svg:height="1.524cm" svg:x="11.922cm" svg:y="6.334cm">
          <text:p text:style-name="P1">Chat Room Windo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842cm" svg:height="1.651cm" svg:x="12.684cm" svg:y="2.016cm">
          <text:p text:style-name="P1">Transfer Window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1.651cm" svg:x="4.048cm" svg:y="2.143cm">
          <text:p text:style-name="P1">Broadcast Window</text:p>
          <draw:enhanced-geometry svg:viewBox="0 0 21600 21600" draw:type="rectangle" draw:enhanced-path="M 0 0 L 21600 0 21600 21600 0 21600 0 0 Z N"/>
        </draw:custom-shape>
        <draw:frame draw:style-name="gr6" draw:layer="layout" svg:width="1.905cm" svg:height="0.962cm" svg:x="0.746cm" svg:y="4.483cm">
          <draw:text-box>
            <text:p>GUI</text:p>
          </draw:text-box>
        </draw:frame>
        <draw:line draw:style-name="gr3" draw:text-style-name="P1" draw:layer="layout" svg:x1="12.684cm" svg:y1="11.541cm" svg:x2="12.684cm" svg:y2="12.684cm">
          <text:p/>
        </draw:line>
        <draw:line draw:style-name="gr7" draw:text-style-name="P1" draw:layer="layout" svg:x1="11.033cm" svg:y1="8.366cm" svg:x2="11.033cm" svg:y2="9.382cm">
          <text:p/>
        </draw:line>
        <draw:custom-shape draw:style-name="gr1" draw:text-style-name="P1" draw:layer="layout" svg:width="13.208cm" svg:height="2.794cm" svg:x="6.08cm" svg:y="25.3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524cm" svg:x="7.223cm" svg:y="26.019cm">
          <text:p text:style-name="P1">Messag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1.397cm" svg:x="13.446cm" svg:y="26.146cm">
          <text:p text:style-name="P1">File</text:p>
          <draw:enhanced-geometry svg:viewBox="0 0 21600 21600" draw:type="rectangle" draw:enhanced-path="M 0 0 L 21600 0 21600 21600 0 21600 0 0 Z N"/>
        </draw:custom-shape>
        <draw:frame draw:style-name="gr8" draw:layer="layout" svg:width="5.08cm" svg:height="1.673cm" svg:x="0.746cm" svg:y="25.765cm">
          <draw:text-box>
            <text:p>Channels</text:p>
            <text:p>(for each peer)</text:p>
          </draw:text-box>
        </draw:frame>
        <draw:line draw:style-name="gr3" draw:text-style-name="P1" draw:layer="layout" svg:x1="9.001cm" svg:y1="23.987cm" svg:x2="9.001cm" svg:y2="26.146cm">
          <text:p/>
        </draw:line>
        <draw:line draw:style-name="gr3" draw:text-style-name="P1" draw:layer="layout" svg:x1="9.001cm" svg:y1="23.987cm" svg:x2="15.732cm" svg:y2="26.14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rikshit </meta:initial-creator>
    <meta:creation-date>2013-02-04T12:29:11</meta:creation-date>
    <dc:date>2013-02-04T13:32:27</dc:date>
    <dc:creator>Parikshit </dc:creator>
    <meta:editing-duration>PT47M55S</meta:editing-duration>
    <meta:editing-cycles>3</meta:editing-cycles>
    <meta:generator>LibreOffice/3.5$Linux_X86_64 LibreOffice_project/350m1$Build-202</meta:generator>
    <meta:document-statistic meta:object-count="27"/>
  </office:meta>
</office:document-meta>
</file>